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Apple Garamond" svg:font-family="'Apple Garamon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>
      <style:text-properties officeooo:rsid="0000275d" officeooo:paragraph-rsid="0000275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1f6e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pple Garamond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07458719064282322" text:style-name="L2">
        <text:list-item>
          <text:p text:style-name="P1">SIGA</text:p>
        </text:list-item>
        <text:list-item>
          <text:p text:style-name="P1">Inicio</text:p>
        </text:list-item>
        <text:list-item>
          <text:p text:style-name="P1">Configuración</text:p>
          <text:list>
            <text:list-item>
              <text:p text:style-name="P1">General</text:p>
              <text:list>
                <text:list-item>
                  <text:p text:style-name="P1">Gestión de Regiones Académicas</text:p>
                </text:list-item>
                <text:list-item>
                  <text:p text:style-name="P1">Gestión de Carreras</text:p>
                </text:list-item>
                <text:list-item>
                  <text:p text:style-name="P1">Gestión de Provincias</text:p>
                </text:list-item>
                <text:list-item>
                  <text:p text:style-name="P1">Gestión de Municipios</text:p>
                </text:list-item>
                <text:list-item>
                  <text:p text:style-name="P1">Gestión de Comunas</text:p>
                </text:list-item>
                <text:list-item>
                  <text:p text:style-name="P1">Gestión de Régimen</text:p>
                </text:list-item>
                <text:list-item>
                  <text:p text:style-name="P1">Gestión de Tipos de Enseñanza Media</text:p>
                </text:list-item>
                <text:list-item>
                  <text:p text:style-name="P1">Gestión de Escuelas de Enseñanza Media</text:p>
                </text:list-item>
                <text:list-item>
                  <text:p text:style-name="P1">Gestión de Tipos de Documentos de Identidad</text:p>
                </text:list-item>
                <text:list-item>
                  <text:p text:style-name="P1">Gestionar Necesidades Especiales de Educación</text:p>
                </text:list-item>
              </text:list>
            </text:list-item>
            <text:list-item>
              <text:p text:style-name="P1">Institución</text:p>
              <text:list>
                <text:list-item>
                  <text:p text:style-name="P1">Organización Docente</text:p>
                  <text:list>
                    <text:list-item>
                      <text:p text:style-name="P2"><text:span text:style-name="T1">Escuela</text:span><office:annotation-end office:name="__Fieldmark__103_771583198"/><text:span text:style-name="T1"> </text:span><text:span text:style-name="T2">Gestión de IES (Por lo general una sola)</text:span></text:p>
                    </text:list-item>
                    <text:list-item>
                      <text:p text:style-name="P1">Gestión de UO (Por lo general una sola)</text:p>
                    </text:list-item>
                    <text:list-item>
                      <text:p text:style-name="P1">Selección de Carreras a impartir en la UO</text:p>
                    </text:list-item>
                    <text:list-item>
                      <text:p text:style-name="P1">Selección de Régimen a realizar en la UO </text:p>
                    </text:list-item>
                    <text:list-item>
                      <text:p text:style-name="P1">Gestión de Años Académicos</text:p>
                    </text:list-item>
                    <text:list-item>
                      <text:p text:style-name="P1">Gestión de las Asignaturas</text:p>
                    </text:list-item>
                    <text:list-item>
                      <text:p text:style-name="P1">Gestión de los Planes Académicos</text:p>
                    </text:list-item>
                    <text:list-item>
                      <text:p text:style-name="P1">Gestión de Departamentos</text:p>
                    </text:list-item>
                    <text:list-item>
                      <text:p text:style-name="P1">Gestión de Grupos de Alumnos (Estos son los grupos de aulas, acá de les llama Turmas)</text:p>
                    </text:list-item>
                    <text:list-item>
                      <text:p text:style-name="P1">Gestión de Eventos</text:p>
                    </text:list-item>
                  </text:list>
                </text:list-item>
                <text:list-item>
                  <text:p text:style-name="P1">Infraestructura</text:p>
                  <text:list>
                    <text:list-item>
                      <text:p text:style-name="P1">Gestión de Campus</text:p>
                    </text:list-item>
                    <text:list-item>
                      <text:p text:style-name="P1">Gestión de Edificios</text:p>
                    </text:list-item>
                    <text:list-item>
                      <text:p text:style-name="P1">Gestión de Aulas</text:p>
                    </text:list-item>
                  </text:list>
                </text:list-item>
              </text:list>
            </text:list-item>
            <text:list-item>
              <text:p text:style-name="P1">Seguridad</text:p>
              <text:list>
                <text:list-item>
                  <text:p text:style-name="P1">Gestión de usuarios</text:p>
                  <text:list>
                    <text:list-item>
                      <text:p text:style-name="P1">Usuarios</text:p>
                    </text:list-item>
                    <text:list-item>
                      <text:p text:style-name="P1">Grupos</text:p>
                    </text:list-item>
                    <text:list-item>
                      <text:p text:style-name="P1">Asignación de funciones</text:p>
                    </text:list-item>
                  </text:list>
                </text:list-item>
                <text:list-item>
                  <text:p text:style-name="P1">Trazas</text:p>
                </text:list-item>
              </text:list>
            </text:list-item>
          </text:list>
        </text:list-item>
        <text:list-item>
          <text:p text:style-name="P1">Docentes</text:p>
          <text:list>
            <text:list-item>
              <text:p text:style-name="P1">Candidatos</text:p>
              <text:list>
                <text:list-item>
                  <text:p text:style-name="P1">Gestionar Candidato</text:p>
                </text:list-item>
                <text:list-item>
                  <text:p text:style-name="P1">Asignar Grupo</text:p>
                </text:list-item>
                <text:list-item>
                  <text:p text:style-name="P1">Otorgar notas</text:p>
                </text:list-item>
              </text:list>
            </text:list-item>
            <text:list-item>
              <text:p text:style-name="P1">Estudiantes</text:p>
              <text:list>
                <text:list-item>
                  <text:p text:style-name="P1">Gestionar Estudiante</text:p>
                </text:list-item>
                <text:list-item>
                  <text:p text:style-name="P1">Asignar Grupo</text:p>
                </text:list-item>
                <text:list-item>
                  <text:p text:style-name="P1">Otorgar notas</text:p>
                </text:list-item>
              </text:list>
            </text:list-item>
            <text:list-item>
              <text:p text:style-name="P1">Egresados</text:p>
            </text:list-item>
          </text:list>
        </text:list-item>
        <text:list-item>
          <text:p text:style-name="P1">Recursos Humanos</text:p>
        </text:list-item>
        <text:list-item>
          <text:p text:style-name="P1"><text:soft-page-break/>Contabilidad</text:p>
        </text:list-item>
        <text:list-item>
          <text:p text:style-name="P1">Ayud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Apple Garamond" svg:font-family="'Apple Garamon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8:52:43</meta:creation-date>
    <dc:date>2015-06-05T10:57:27.832666095</dc:date>
    <meta:editing-duration>PT2H13M23S</meta:editing-duration>
    <meta:editing-cycles>17</meta:editing-cycles>
    <meta:generator>LibreOffice/4.2.8.2$Linux_X86_64 LibreOffice_project/420m0$Build-2</meta:generator>
    <dc:creator>Yoel Fonseca</dc:creator>
    <meta:document-statistic meta:table-count="0" meta:image-count="0" meta:object-count="0" meta:page-count="2" meta:paragraph-count="49" meta:word-count="208" meta:character-count="1080" meta:non-whitespace-character-count="970"/>
  </office:meta>
</office:document-meta>
</file>